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David Postdamer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My sympathies are stirred up. <text:s/>I feel deeply for/ a family almost on a sudden, with scarcely an/ intimation, plunged into <text:span text:style-name="T2">the depth of</text:span><text:span text:style-name="T3"> a great sorrow./ <text:s/>For, on the morning of the first day of this week,/ when David Potsdamer showed signs of a loss of/ his usual energy, by </text:span><text:span text:style-name="T2">remaining in</text:span><text:span text:style-name="T3"> not rising from his bed, the thought/ was far, very far from his </text:span><text:span text:style-name="T2">near and</text:span><text:span text:style-name="T3"> dear ones that on the/ fourth day he would lie </text:span><text:span text:style-name="T2">a</text:span><text:span text:style-name="T3"> a lifeless corpse. <text:s/>His-now/ inconsolable wife--so often tried by bodily ailments--,/ after a nine weeks' sickness had just been pronounced/ convalescent, and for the first time had taken a </text:span><text:span text:style-name="T2">walk</text:span><text:span text:style-name="T3"> short ride/ of two squares to visit a relative. <text:s/>She hoped/ she would return home somewhat invigorated &amp; refreshed. <text:s/>The shock </text:span><text:span text:style-name="T2">she</text:span><text:span text:style-name="T3"> ex-/-perienced when told that her husband, whom she had/ left ill but not, to all appearances, near his end, in/ the forenoon, had passed away from earth soon in the/ afternoon, may be imagined, but not described./ <text:s/>To the intensity of that grief, was added the anxiety/ about two of her daughters, who had very recently suf-/-fered acutely with diseases, and whom the </text:span><text:span text:style-name="T2">news</text:span><text:span text:style-name="T3"> demise/</text:span></text:p>
      <text:p text:style-name="P5"><text:span text:style-name="T3"/></text:p>
      <text:p text:style-name="P5"><text:span text:style-name="T3">[Page 2]</text:span></text:p>
      <text:p text:style-name="P5"><text:span text:style-name="T3">of their father's death might affect very/ seriously. <text:s/>When we consider the weight of/ such affliction, words will not come to our assistance,/ so that we may afford the distressed some relief./ <text:s/>I can only give the bereaved expressions of condolence,/ even more than that; the assurance of brotherly com-/-passion. <text:s/>Yet, the profound pity I feel for/ the widow and her daughters is not unaccompanied/ </text:span><text:span text:style-name="T2">with</text:span><text:span text:style-name="T3"> by comforting thoughts. <text:s/>The principal and/ the highest, is my knowledge of their characters./ <text:s/>For, affectionate they are, united the sentiments and/ actions, and self-denying for the sake of each other./ <text:s/></text:span><text:soft-page-break/><text:span text:style-name="T3">Were it not that my utterances might sound/ like flattery, I would tell how the filial/ devotion, the intelligent ministration </text:span><text:span text:style-name="T2">of one</text:span><text:span text:style-name="T3"> of/ one, proved a heavenly blessing, in weal and woe./ <text:s/>I would relate how the industry of all, has become/ the anchor of salvation to the entire household./ <text:s/>But I may say, without the least impropriety,/ that a </text:span><text:span text:style-name="T2">great</text:span><text:span text:style-name="T3"> source of comfort to me, and it surely/ must be to the bereaved, is the sterling principles/ of rectitude which all of them have inherited./</text:span></text:p>
      <text:p text:style-name="P5"><text:span text:style-name="T3"/></text:p>
      <text:p text:style-name="P5"><text:span text:style-name="T3">[Page 3]</text:span></text:p>
      <text:p text:style-name="P5"><text:span text:style-name="T3"><text:tab/>For, as the deceased was upright in times of/ privations, as in the days of case, so are his/ children; and they possess </text:span><text:span text:style-name="T2">moreover</text:span><text:span text:style-name="T3"> besides perse-/-verance and capacity to earn a livelihood, not in/ luxury, but what is infinitely better, in honesty/ and contentment. <text:s/>Yes, dear friends. <text:s/>The/ Almighty who has chastened you so severely for/ reasons beyond human understanding, has not deprived/ you of a staff of support, when He called </text:span><text:span text:style-name="T2">hence</text:span><text:span text:style-name="T3"> from/ our midst David Potsdamer. <text:s/>He has held out to/ you the means of rising above this great trouble,/ by giving us your two associates, mutual love/ and fondness for work. <text:s/>And I would have/ wasted your time on an occasion so melancholy, and/ have spoken only to </text:span><text:span text:style-name="T2">b</text:span><text:span text:style-name="T3"> hear my</text:span><text:span text:style-name="T2">self</text:span><text:span text:style-name="T3"> own voice, if I did not/ not[sic!] improve the opportunity. <text:s/>I ask you then/ in the name of our holy religion to keep stead-/-fast to the virtues you have displayed heretofore./ <text:s/>I urge you to labor together to reach the same/ end--your reciprocal welfare; to cling to your mother,/ who does need your attention; your consolation, and/ to let the fear of God dwell with you, and keep away/</text:span></text:p>
      <text:p text:style-name="P5"><text:span text:style-name="T3"/></text:p>
      <text:p text:style-name="P5"><text:span text:style-name="T3">[Page 4]</text:span></text:p>
      <text:p text:style-name="P5"><text:span text:style-name="T3">from your home the </text:span><text:span text:style-name="T2">seductions</text:span><text:span text:style-name="T3"> temptations which might/ work degeneracy. <text:s/>For her who gave you birth,/ I have fellow-feelings, knowing the void created in/ her heart; for a relative called by a sad ordination,/ to mourn in one week over a brother and a brother/ in law, I have commiseration; </text:span><text:span text:style-name="T2">But for the deceased,</text:span><text:span text:style-name="T3"> for your four sisters,/ I have sincere wishes of a happier future, but for/ the deceased I have ardent prayers. <text:s/>For, notwith-/-standing many good qualities of a domestic and/ social nature, his ideas frequently went astray,/ and his conduct was not </text:span><text:span text:style-name="T2">always</text:span><text:span text:style-name="T3"> undeviatingly consistent with/ the </text:span><text:span text:style-name="T2">cl</text:span><text:span text:style-name="T3"> teachings of Moses and the Sags[sic!]. <text:s/>Because/ of the errors of the intellect, and of those prompted by/ the weakness of the flesh, I beseech in his behalf/ the forgiveness of our merciful Lord. <text:s/>Oh may our/ Divine Judge cause the vicissitudes which David Pots-/-damer underwent to come up before His tribunal, and in/ consideration of their severity, may the sentence pronounced/ be pardon and grace, a seat among the holy/ and saints, who rejoice in the contemplation of God./ <text:s/>(Here followed a longer prayer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1:27:18.28</meta:creation-date>
    <dc:date>2012-10-09T11:56:06.77</dc:date>
    <dc:creator>Penn Libraries</dc:creator>
    <meta:editing-duration>PT00H13M2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933" meta:character-count="5771"/>
  </office:meta>
</office:document-meta>
</file>